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06f" officeooo:paragraph-rsid="0014606f"/>
    </style:style>
    <style:style style:name="P2" style:family="paragraph" style:parent-style-name="Standard">
      <style:text-properties officeooo:rsid="0014606f" officeooo:paragraph-rsid="0015123f"/>
    </style:style>
    <style:style style:name="P3" style:family="paragraph" style:parent-style-name="Standard">
      <style:text-properties officeooo:rsid="0014606f" officeooo:paragraph-rsid="001570e3"/>
    </style:style>
    <style:style style:name="P4" style:family="paragraph" style:parent-style-name="Standard">
      <style:text-properties officeooo:rsid="0014606f" officeooo:paragraph-rsid="001aad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DE31 Lab 1 </text:p>
      <text:p text:style-name="P1">Stian Lockhart Pedersen, stilo759</text:p>
      <text:p text:style-name="P1">David Albrekt, davan064</text:p>
      <text:p text:style-name="P1"/>
      <text:p text:style-name="P1">1.</text:p>
      <text:p text:style-name="P1">==&gt; part-00000 &lt;==</text:p>
      <text:p text:style-name="P1">(u'1950', 29.4)</text:p>
      <text:p text:style-name="P1">(u'1950', -42.0)</text:p>
      <text:p text:style-name="P1">(u'1951', -42.0)</text:p>
      <text:p text:style-name="P1">(u'1951', 28.5)</text:p>
      <text:p text:style-name="P1">(u'1952', -35.5)</text:p>
      <text:p text:style-name="P1">…………………………….</text:p>
      <text:p text:style-name="P1">==&gt; part-00031 &lt;==</text:p>
      <text:p text:style-name="P1">(u'2013', -40.7)</text:p>
      <text:p text:style-name="P1">(u'2013', 31.6)</text:p>
      <text:p text:style-name="P1">(u'2014', -42.5)</text:p>
      <text:p text:style-name="P1">(u'2014', 34.4)</text:p>
      <text:p text:style-name="P1"/>
      <text:p text:style-name="P1">2.</text:p>
      <text:p text:style-name="P1">==&gt; part-00000 &lt;==</text:p>
      <text:p text:style-name="P1">(u'2014-12', 1)</text:p>
      <text:p text:style-name="P1">(u'2014-11', 158)</text:p>
      <text:p text:style-name="P1">(u'2014-10', 270)</text:p>
      <text:p text:style-name="P1">(u'2014-09', 296)</text:p>
      <text:p text:style-name="P1">(u'2014-08', 296)</text:p>
      <text:p text:style-name="P2">…………………………….</text:p>
      <text:p text:style-name="P1">==&gt; part-00015 &lt;==</text:p>
      <text:p text:style-name="P1">(u'1954-07', 119)</text:p>
      <text:p text:style-name="P1">(u'1954-06', 119)</text:p>
      <text:p text:style-name="P1">(u'1954-05', 119)</text:p>
      <text:p text:style-name="P1">(u'1954-04', 65)</text:p>
      <text:p text:style-name="P1">(u'1954-03', 34)</text:p>
      <text:p text:style-name="P1"/>
      <text:p text:style-name="P1">3.</text:p>
      <text:p text:style-name="P1">==&gt; part-00000 &lt;==</text:p>
      <text:p text:style-name="P1">(u'1978-09', u'140500', 7.949999999999999)</text:p>
      <text:p text:style-name="P1">(u'1978-09', u'65310', 8.95)</text:p>
      <text:p text:style-name="P1">(u'2013-01', u'82110', -6.65)</text:p>
      <text:p text:style-name="P1">(u'1997-10', u'135460', -0.9499999999999993)</text:p>
      <text:p text:style-name="P1">(u'1986-05', u'156940', 7.4)</text:p>
      <text:p text:style-name="P3">…………………………….</text:p>
      <text:p text:style-name="P1">==&gt; part-00015 &lt;==</text:p>
      <text:p text:style-name="P1">(u'1994-11', u'116240', -2.2)</text:p>
      <text:p text:style-name="P1">(u'2005-07', u'103100', 17.45)</text:p>
      <text:p text:style-name="P1">(u'1970-07', u'75040', 17.7)</text:p>
      <text:p text:style-name="P1">(u'1977-07', u'104090', 15.7)</text:p>
      <text:p text:style-name="P1">(u'1984-06', u'54230', 10.85)</text:p>
      <text:p text:style-name="P1"/>
      <text:p text:style-name="P1">4.</text:p>
      <text:p text:style-name="P1">(u'97510', (30.0, 103.99999999999999))</text:p>
      <text:p text:style-name="P1">(u'75250', (30.0, 101.8))</text:p>
      <text:p text:style-name="P1">(u'71420', (30.0, 106.3))</text:p>
      <text:p text:style-name="P1"><text:soft-page-break/>(u'52350', (30.0, 101.6))</text:p>
      <text:p text:style-name="P1"/>
      <text:p text:style-name="P1">5.</text:p>
      <text:p text:style-name="P1">==&gt; part-00000 &lt;==</text:p>
      <text:p text:style-name="P1">(u'2016-07', 0.0)</text:p>
      <text:p text:style-name="P1">(u'2016-06', 47.6625)</text:p>
      <text:p text:style-name="P1">(u'2016-05', 29.250000000000007)</text:p>
      <text:p text:style-name="P1">(u'2016-04', 26.900000000000006)</text:p>
      <text:p text:style-name="P1">(u'2016-03', 19.962500000000006)</text:p>
      <text:p text:style-name="P4">…………………………….</text:p>
      <text:p text:style-name="P4">==&gt; part-00004 &lt;==</text:p>
      <text:p text:style-name="P4">(u'1998-10', 53.41666666666671)</text:p>
      <text:p text:style-name="P4">(u'1998-09', 56.83333333333335)</text:p>
      <text:p text:style-name="P4">(u'1998-08', 86.46666666666663)</text:p>
      <text:p text:style-name="P4">(u'1998-07', 85.16666666666664)</text:p>
      <text:p text:style-name="P4">(u'1998-06', 88.8833333333333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0:43:18.467040127</meta:creation-date>
    <dc:date>2023-04-24T11:25:51.586222662</dc:date>
    <meta:editing-duration>PT22M1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143" meta:character-count="1295" meta:non-whitespace-character-count="1214"/>
  </office:meta>
</office:document-meta>
</file>